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6AD80000407E00003CAB1619E766.wmf" manifest:media-type="image/x-wmf"/>
  <manifest:file-entry manifest:full-path="Pictures/10000001000002700000024BDC70D3FA.png" manifest:media-type="image/png"/>
  <manifest:file-entry manifest:full-path="Pictures/1000746200004451000029A78CA11BBB.wmf" manifest:media-type="image/x-wmf"/>
  <manifest:file-entry manifest:full-path="Pictures/100000010000029500000193F4F4E35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ella1" style:family="table">
      <style:table-properties style:width="17.092cm" fo:margin-left="-0.399cm" fo:margin-top="0cm" fo:margin-bottom="0cm" table:align="left" style:writing-mode="lr-tb"/>
    </style:style>
    <style:style style:name="Tabella1.A" style:family="table-column">
      <style:table-column-properties style:column-width="0.979cm"/>
    </style:style>
    <style:style style:name="Tabella1.B" style:family="table-column">
      <style:table-column-properties style:column-width="6.218cm"/>
    </style:style>
    <style:style style:name="Tabella1.C" style:family="table-column">
      <style:table-column-properties style:column-width="1.376cm"/>
    </style:style>
    <style:style style:name="Tabella1.D" style:family="table-column">
      <style:table-column-properties style:column-width="1.323cm"/>
    </style:style>
    <style:style style:name="Tabella1.E" style:family="table-column">
      <style:table-column-properties style:column-width="7.1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dbe5f1" fo:padding-left="0.191cm" fo:padding-right="0.191cm" fo:padding-top="0.097cm" fo:padding-bottom="0.097cm" fo:border-left="0.5pt solid #000001" fo:border-right="none" fo:border-top="0.5pt solid #000001" fo:border-bottom="0.5pt solid #000001">
        <style:background-image/>
      </style:table-cell-properties>
    </style:style>
    <style:style style:name="Tabella1.C1" style:family="table-cell">
      <style:table-cell-properties fo:background-color="#c2d69b" fo:padding-left="0.191cm" fo:padding-right="0.191cm" fo:padding-top="0.097cm" fo:padding-bottom="0.097cm" fo:border-left="0.5pt solid #000001" fo:border-right="none" fo:border-top="0.5pt solid #000001" fo:border-bottom="0.5pt solid #000001">
        <style:background-image/>
      </style:table-cell-properties>
    </style:style>
    <style:style style:name="Tabella1.D1" style:family="table-cell">
      <style:table-cell-properties fo:background-color="#d99594" fo:padding-left="0.191cm" fo:padding-right="0.191cm" fo:padding-top="0.097cm" fo:padding-bottom="0.097cm" fo:border-left="0.5pt solid #000001" fo:border-right="none" fo:border-top="0.5pt solid #000001" fo:border-bottom="0.5pt solid #000001">
        <style:background-image/>
      </style:table-cell-properties>
    </style:style>
    <style:style style:name="Tabella1.E1" style:family="table-cell">
      <style:table-cell-properties fo:background-color="#dbe5f1" fo:padding-left="0.191cm" fo:padding-right="0.191cm" fo:padding-top="0.097cm" fo:padding-bottom="0.097cm" fo:border="0.5pt solid #000001">
        <style:background-image/>
      </style:table-cell-properties>
    </style:style>
    <style:style style:name="Tabella1.E2" style:family="table-cell">
      <style:table-cell-properties fo:background-color="#dbe5f1" fo:padding-left="0.191cm" fo:padding-right="0.191cm" fo:padding-top="0.097cm" fo:padding-bottom="0.097cm" fo:border-left="0.5pt solid #000001" fo:border-right="0.5pt solid #000001" fo:border-top="none" fo:border-bottom="0.5pt solid #000001">
        <style:background-image/>
      </style:table-cell-properties>
    </style:style>
    <style:style style:name="Tabella1.A4" style:family="table-cell">
      <style:table-cell-properties fo:background-color="#dbe5f1" fo:padding-left="0.191cm" fo:padding-right="0.191cm" fo:padding-top="0.097cm" fo:padding-bottom="0.097cm" fo:border-left="0.5pt solid #000001" fo:border-right="none" fo:border-top="none" fo:border-bottom="0.5pt solid #000001">
        <style:background-image/>
      </style:table-cell-properties>
    </style:style>
    <style:style style:name="Tabella1.C4" style:family="table-cell">
      <style:table-cell-properties fo:background-color="#c2d69b" fo:padding-left="0.191cm" fo:padding-right="0.191cm" fo:padding-top="0.097cm" fo:padding-bottom="0.097cm" fo:border-left="0.5pt solid #000001" fo:border-right="none" fo:border-top="none" fo:border-bottom="0.5pt solid #000001">
        <style:background-image/>
      </style:table-cell-properties>
    </style:style>
    <style:style style:name="Tabella1.D4" style:family="table-cell">
      <style:table-cell-properties fo:background-color="#d99594" fo:padding-left="0.191cm" fo:padding-right="0.191cm" fo:padding-top="0.097cm" fo:padding-bottom="0.097cm" fo:border-left="0.5pt solid #000001" fo:border-right="none" fo:border-top="none" fo:border-bottom="0.5pt solid #000001">
        <style:background-image/>
      </style:table-cell-properties>
    </style:style>
    <style:style style:name="Tabella1.B7" style:family="table-cell">
      <style:table-cell-properties style:vertical-align="" fo:background-color="#dbe5f1" fo:padding-left="0.191cm" fo:padding-right="0.191cm" fo:padding-top="0.097cm" fo:padding-bottom="0.097cm" fo:border-left="0.5pt solid #000001" fo:border-right="none" fo:border-top="0.5pt solid #000001" fo:border-bottom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5bcc" officeooo:paragraph-rsid="000d5bcc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color="#00000a" loext:opacity="100%" fo:font-size="12pt" fo:language="it" fo:country="IT" fo:font-weight="bold" style:font-name-asian="Times New Roman1" style:font-size-asian="12pt" style:font-weight-asian="bold" style:font-name-complex="Times New Roman1" style:font-size-complex="12pt" style:language-complex="ar" style:country-complex="SA"/>
    </style:style>
    <style:style style:name="P5" style:family="paragraph" style:parent-style-name="Text_20_body">
      <style:paragraph-properties fo:text-align="center" style:justify-single-word="false" fo:orphans="0" fo:widows="0"/>
      <style:text-properties fo:color="#00000a" loext:opacity="100%" style:font-name="Times New Roman" fo:font-size="11pt" fo:language="it" fo:country="IT" fo:font-weight="normal" officeooo:rsid="000814f7" officeooo:paragraph-rsid="000814f7" style:letter-kerning="tru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6" style:family="paragraph" style:parent-style-name="Standard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paragraph-properties fo:margin-left="1.27cm" fo:margin-right="0cm" fo:text-align="start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P8" style:family="paragraph" style:parent-style-name="Text_20_body">
      <style:paragraph-properties fo:orphans="0" fo:widows="0"/>
    </style:style>
    <style:style style:name="P9" style:family="paragraph" style:parent-style-name="Text_20_body">
      <style:paragraph-properties fo:orphans="0" fo:widows="0"/>
      <style:text-properties fo:font-size="11pt" style:font-size-asian="11pt" style:font-size-complex="11pt"/>
    </style:style>
    <style:style style:name="P10" style:family="paragraph" style:parent-style-name="Text_20_body">
      <style:paragraph-properties fo:orphans="0" fo:widows="0"/>
      <style:text-properties fo:font-size="11pt" officeooo:paragraph-rsid="000814f7" style:font-size-asian="11pt" style:font-size-complex="11pt"/>
    </style:style>
    <style:style style:name="P11" style:family="paragraph" style:parent-style-name="Text_20_body">
      <style:paragraph-properties fo:orphans="0" fo:widows="0"/>
      <style:text-properties fo:font-size="11pt" officeooo:paragraph-rsid="0008f179" style:font-size-asian="11pt" style:font-size-complex="11pt"/>
    </style:style>
    <style:style style:name="P12" style:family="paragraph" style:parent-style-name="Text_20_body">
      <style:paragraph-properties fo:orphans="0" fo:widows="0"/>
      <style:text-properties fo:font-size="11pt" officeooo:paragraph-rsid="000a9e7b" style:font-size-asian="11pt" style:font-size-complex="11pt"/>
    </style:style>
    <style:style style:name="P13" style:family="paragraph" style:parent-style-name="Text_20_body">
      <style:paragraph-properties fo:orphans="0" fo:widows="0"/>
      <style:text-properties fo:font-size="11pt" officeooo:paragraph-rsid="000ee17e" style:font-size-asian="11pt" style:font-size-complex="11pt"/>
    </style:style>
    <style:style style:name="P14" style:family="paragraph" style:parent-style-name="Text_20_body">
      <style:paragraph-properties fo:text-align="center" style:justify-single-word="false" fo:orphans="0" fo:widows="0"/>
      <style:text-properties fo:font-size="11pt" style:font-size-asian="11pt" style:font-size-complex="11pt"/>
    </style:style>
    <style:style style:name="P15" style:family="paragraph" style:parent-style-name="Text_20_body">
      <style:paragraph-properties fo:orphans="0" fo:widows="0"/>
      <style:text-properties fo:font-size="11pt" officeooo:rsid="000814f7" officeooo:paragraph-rsid="000814f7" style:font-size-asian="11pt" style:font-size-complex="11pt"/>
    </style:style>
    <style:style style:name="P16" style:family="paragraph" style:parent-style-name="Text_20_body">
      <style:paragraph-properties fo:text-align="justify" style:justify-single-word="false" fo:orphans="0" fo:widows="0"/>
      <style:text-properties fo:font-size="11pt" officeooo:paragraph-rsid="000814f7" style:font-size-asian="11pt" style:font-size-complex="11pt"/>
    </style:style>
    <style:style style:name="P17" style:family="paragraph" style:parent-style-name="Text_20_body">
      <style:paragraph-properties fo:text-align="start" style:justify-single-word="false" fo:orphans="0" fo:widows="0"/>
      <style:text-properties fo:font-size="11pt" officeooo:paragraph-rsid="000814f7" style:font-size-asian="11pt" style:font-size-complex="11pt"/>
    </style:style>
    <style:style style:name="P18" style:family="paragraph" style:parent-style-name="Text_20_body">
      <style:paragraph-properties fo:orphans="0" fo:widows="0"/>
      <style:text-properties fo:font-size="11pt" officeooo:rsid="000d5bcc" officeooo:paragraph-rsid="000d5bcc" style:font-size-asian="11pt" style:font-size-complex="11pt"/>
    </style:style>
    <style:style style:name="P19" style:family="paragraph" style:parent-style-name="Text_20_body">
      <style:paragraph-properties fo:orphans="0" fo:widows="0"/>
      <style:text-properties fo:font-size="11pt" officeooo:rsid="000ee17e" officeooo:paragraph-rsid="000ee17e" style:font-size-asian="11pt" style:font-size-complex="11pt"/>
    </style:style>
    <style:style style:name="P20" style:family="paragraph" style:parent-style-name="Text_20_body">
      <style:paragraph-properties fo:orphans="0" fo:widows="0"/>
      <style:text-properties fo:font-size="11pt" fo:font-weight="bold" officeooo:rsid="0008f179" officeooo:paragraph-rsid="000a9e7b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orphans="0" fo:widows="0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center" style:justify-single-word="false" fo:orphans="0" fo:widows="0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orphans="0" fo:widows="0"/>
      <style:text-properties fo:font-size="14pt" style:font-size-asian="14pt" style:font-size-complex="14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25" style:family="paragraph" style:parent-style-name="Standard" style:list-style-name="L1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2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14f7" style:font-weight-asian="bold" style:font-weight-complex="bold"/>
    </style:style>
    <style:style style:name="T3" style:family="text">
      <style:text-properties fo:font-weight="bold" officeooo:rsid="0008f179" style:font-weight-asian="bold" style:font-weight-complex="bold"/>
    </style:style>
    <style:style style:name="T4" style:family="text">
      <style:text-properties fo:font-weight="bold" officeooo:rsid="000a9e7b" style:font-weight-asian="bold" style:font-weight-complex="bold"/>
    </style:style>
    <style:style style:name="T5" style:family="text">
      <style:text-properties fo:font-weight="bold" officeooo:rsid="000ee17e" style:font-weight-asian="bold" style:font-weight-complex="bold"/>
    </style:style>
    <style:style style:name="T6" style:family="text">
      <style:text-properties officeooo:rsid="000814f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814f7" style:font-weight-asian="normal" style:font-weight-complex="normal"/>
    </style:style>
    <style:style style:name="T9" style:family="text">
      <style:text-properties fo:font-weight="normal" officeooo:rsid="0008f179" style:font-weight-asian="normal" style:font-weight-complex="normal"/>
    </style:style>
    <style:style style:name="T10" style:family="text">
      <style:text-properties fo:font-weight="normal" officeooo:rsid="000a9e7b" style:font-weight-asian="normal" style:font-weight-complex="normal"/>
    </style:style>
    <style:style style:name="T11" style:family="text">
      <style:text-properties fo:font-weight="normal" officeooo:rsid="000d5bcc" style:font-weight-asian="normal" style:font-weight-complex="normal"/>
    </style:style>
    <style:style style:name="T12" style:family="text">
      <style:text-properties fo:font-weight="normal" officeooo:rsid="000ee17e" style:font-weight-asian="normal" style:font-weight-complex="normal"/>
    </style:style>
    <style:style style:name="T13" style:family="text">
      <style:text-properties officeooo:rsid="0008c062"/>
    </style:style>
    <style:style style:name="T14" style:family="text">
      <style:text-properties officeooo:rsid="0008f179"/>
    </style:style>
    <style:style style:name="T15" style:family="text">
      <style:text-properties officeooo:rsid="000a9e7b"/>
    </style:style>
    <style:style style:name="T16" style:family="text">
      <style:text-properties officeooo:rsid="000d5bcc"/>
    </style:style>
    <style:style style:name="T17" style:family="text">
      <style:text-properties officeooo:rsid="000ee17e"/>
    </style:style>
    <style:style style:name="fr1" style:family="graphic" style:parent-style-name="Graphics">
      <style:graphic-properties style:vertical-pos="top" style:vertical-rel="baseline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02cm, -0.001cm, -0.002cm, -0.001cm)" draw:image-opacity="100%" style:mirror="none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Immagine 227" draw:style-name="gr1" draw:text-style-name="P26" svg:width="0.733cm" svg:height="0.763cm" svg:x="0cm" svg:y="-0.617cm">
        <draw:image xlink:href="Pictures/10006AD80000407E00003CAB1619E766.wmf" xlink:type="simple" xlink:show="embed" xlink:actuate="onLoad" draw:mime-type="image/x-wmf">
          <text:p/>
        </draw:image>
        <draw:image xlink:href="Pictures/10000001000002700000024BDC70D3FA.png" xlink:type="simple" xlink:show="embed" xlink:actuate="onLoad" draw:mime-type="image/png"/>
      </draw:frame>
      <draw:frame text:anchor-type="page" text:anchor-page-number="1" draw:z-index="0" draw:name="Immagine 1" draw:style-name="gr1" draw:text-style-name="P26" svg:width="0.86cm" svg:height="0.726cm" svg:x="0cm" svg:y="-0.363cm">
        <draw:image xlink:href="Pictures/1000746200004451000029A78CA11BBB.wmf" xlink:type="simple" xlink:show="embed" xlink:actuate="onLoad" draw:mime-type="image/x-wmf">
          <text:p/>
        </draw:image>
        <draw:image xlink:href="Pictures/100000010000029500000193F4F4E35D.png" xlink:type="simple" xlink:show="embed" xlink:actuate="onLoad" draw:mime-type="image/png"/>
      </draw:frame>
      <text:p text:style-name="P24">SCHEDA DI CONTROLLO DETERMINAZIONE <text:s/></text:p>
      <text:p text:style-name="P2">PIANO DI AUDITING 2024</text:p>
      <text:p text:style-name="P1">Gruppo Interno Controllo Atti</text:p>
      <text:p text:style-name="P1">DD sorteggiate <text:span text:style-name="T16">1^ semestre</text:span></text:p>
      <text:p text:style-name="P2"/>
      <text:p text:style-name="P4"/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21">N.</text:p>
          </table:table-cell>
          <table:table-cell table:style-name="Tabella1.A1" office:value-type="string">
            <text:p text:style-name="P21">Determina n..............</text:p>
          </table:table-cell>
          <table:table-cell table:style-name="Tabella1.C1" office:value-type="string">
            <text:p text:style-name="P21"><draw:frame draw:style-name="fr1" draw:name="1" text:anchor-type="as-char" svg:width="0.861cm" svg:height="0.727cm" draw:z-index="2"><draw:image xlink:href="Pictures/1000746200004451000029A78CA11BBB.wmf" xlink:type="simple" xlink:show="embed" xlink:actuate="onLoad" draw:mime-type="image/x-wmf"/><draw:image xlink:href="Pictures/100000010000029500000193F4F4E35D.png" xlink:type="simple" xlink:show="embed" xlink:actuate="onLoad" draw:mime-type="image/png"/></draw:frame></text:p>
          </table:table-cell>
          <table:table-cell table:style-name="Tabella1.D1" office:value-type="string">
            <text:p text:style-name="P21"><draw:frame draw:style-name="fr1" draw:name="2" text:anchor-type="as-char" svg:width="0.734cm" svg:height="0.764cm" draw:z-index="3"><draw:image xlink:href="Pictures/10006AD80000407E00003CAB1619E766.wmf" xlink:type="simple" xlink:show="embed" xlink:actuate="onLoad" draw:mime-type="image/x-wmf"/><draw:image xlink:href="Pictures/10000001000002700000024BDC70D3FA.png" xlink:type="simple" xlink:show="embed" xlink:actuate="onLoad" draw:mime-type="image/png"/></draw:frame></text:p>
          </table:table-cell>
          <table:table-cell table:style-name="Tabella1.E1" office:value-type="string">
            <text:p text:style-name="P22">Note</text:p>
          </table:table-cell>
        </table:table-row>
        <table:table-row table:style-name="Tabella1.1">
          <table:table-cell table:style-name="Tabella1.A1" office:value-type="string">
            <text:p text:style-name="P9">1</text:p>
          </table:table-cell>
          <table:table-cell table:style-name="Tabella1.A1" office:value-type="string">
            <text:p text:style-name="P9"><text:span text:style-name="T1">Competenza </text:span>organo/dirigente individuato con decreto</text:p>
          </table:table-cell>
          <table:table-cell table:style-name="Tabella1.C1" office:value-type="string">
            <text:p text:style-name="P9"/>
          </table:table-cell>
          <table:table-cell table:style-name="Tabella1.D1" office:value-type="string">
            <text:p text:style-name="P9"/>
          </table:table-cell>
          <table:table-cell table:style-name="Tabella1.E2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9">2</text:p>
          </table:table-cell>
          <table:table-cell table:style-name="Tabella1.A1" office:value-type="string">
            <text:p text:style-name="P11"><text:span text:style-name="T1">Articolazione </text:span>dell’atto in intestazione <text:s/>preambolo/premessa, parte motivazione, dispositivo, <text:span text:style-name="T14">indicazione autorità e termini per ricorrere, riferimenti al deposito nel fascicolo digitale degli atti afferenti il procedimento amm.vo </text:span><text:span text:style-name="T9">ex art. 41 CAD (gestione documentale)</text:span></text:p>
          </table:table-cell>
          <table:table-cell table:style-name="Tabella1.C1" office:value-type="string">
            <text:p text:style-name="P9"/>
          </table:table-cell>
          <table:table-cell table:style-name="Tabella1.D1" office:value-type="string">
            <text:p text:style-name="P9"/>
          </table:table-cell>
          <table:table-cell table:style-name="Tabella1.E2" office:value-type="string">
            <text:p text:style-name="P7"/>
          </table:table-cell>
        </table:table-row>
        <table:table-row table:style-name="Tabella1.1">
          <table:table-cell table:style-name="Tabella1.A4" office:value-type="string">
            <text:p text:style-name="P8">3</text:p>
          </table:table-cell>
          <table:table-cell table:style-name="Tabella1.A4" office:value-type="string">
            <text:p text:style-name="P9">Affidabilità <text:span text:style-name="T1">riferimenti normativi </text:span>di carattere generale es. TUEL </text:p>
          </table:table-cell>
          <table:table-cell table:style-name="Tabella1.C4" office:value-type="string">
            <text:p text:style-name="P23"/>
          </table:table-cell>
          <table:table-cell table:style-name="Tabella1.D4" office:value-type="string">
            <text:p text:style-name="P9"/>
          </table:table-cell>
          <table:table-cell table:style-name="Tabella1.E2" office:value-type="string">
            <text:p text:style-name="P7"/>
          </table:table-cell>
        </table:table-row>
        <table:table-row table:style-name="Tabella1.1">
          <table:table-cell table:style-name="Tabella1.A4" office:value-type="string">
            <text:p text:style-name="P8">4</text:p>
          </table:table-cell>
          <table:table-cell table:style-name="Tabella1.A4" office:value-type="string">
            <text:p text:style-name="P9">Affidabilità riferimenti <text:span text:style-name="T1">normativi specifici e</text:span>s. Codice dei contratti</text:p>
            <text:p text:style-name="P9">Regolamenti Ente</text:p>
          </table:table-cell>
          <table:table-cell table:style-name="Tabella1.C4" office:value-type="string">
            <text:p text:style-name="P23"/>
          </table:table-cell>
          <table:table-cell table:style-name="Tabella1.D4" office:value-type="string">
            <text:p text:style-name="P9"/>
          </table:table-cell>
          <table:table-cell table:style-name="Tabella1.E2" office:value-type="string">
            <text:p text:style-name="P7"/>
          </table:table-cell>
        </table:table-row>
        <table:table-row table:style-name="Tabella1.1">
          <table:table-cell table:style-name="Tabella1.A4" office:value-type="string">
            <text:p text:style-name="P8">5</text:p>
          </table:table-cell>
          <table:table-cell table:style-name="Tabella1.A4" office:value-type="string">
            <text:p text:style-name="P13"><text:span text:style-name="T6">Nel caso di attività inserite negli atti di programmazione </text:span><text:span text:style-name="T2">C</text:span><text:span text:style-name="T1">oerenza </text:span>con: </text:p>
            <text:p text:style-name="P13">- <text:span text:style-name="T1">DUP </text:span><text:span text:style-name="T2"><text:s/></text:span><text:span text:style-name="T5">e </text:span><text:span text:style-name="T1">PIAO </text:span></text:p>
            <text:p text:style-name="P13"><text:span text:style-name="T1">- Bilancio di</text:span> <text:span text:style-name="T1">Previsione</text:span> se trattasi di DD con spesa; </text:p>
            <text:p text:style-name="P15"><text:span text:style-name="T1">- cronoprogramma </text:span><text:span text:style-name="T9"><text:s/>in fase di esecuzione (lavori, forniture, servizi – SITAT </text:span><text:span text:style-name="T11">e altre banche dati</text:span><text:span text:style-name="T9">)</text:span></text:p>
          </table:table-cell>
          <table:table-cell table:style-name="Tabella1.C4" office:value-type="string">
            <text:p text:style-name="P8"/>
          </table:table-cell>
          <table:table-cell table:style-name="Tabella1.D4" office:value-type="string">
            <text:p text:style-name="P9"/>
          </table:table-cell>
          <table:table-cell table:style-name="Tabella1.E2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9">6</text:p>
          </table:table-cell>
          <table:table-cell table:style-name="Tabella1.B7" office:value-type="string">
            <text:p text:style-name="P20">Esplicitazione motivazione con puntuale indicazione presupposti di fatto e ragioni giuridiche <text:span text:style-name="T7">(riferimenti normativi e/o regolamentari)</text:span></text:p>
          </table:table-cell>
          <table:table-cell table:style-name="Tabella1.C1" office:value-type="string">
            <text:p text:style-name="P9"/>
          </table:table-cell>
          <table:table-cell table:style-name="Tabella1.D1" office:value-type="string">
            <text:p text:style-name="P9"/>
          </table:table-cell>
          <table:table-cell table:style-name="Tabella1.E2" office:value-type="string">
            <text:p text:style-name="P12"><text:span text:style-name="T3"/></text:p>
          </table:table-cell>
        </table:table-row>
        <table:table-row table:style-name="Tabella1.1">
          <table:table-cell table:style-name="Tabella1.A1" office:value-type="string">
            <text:p text:style-name="P9">7</text:p>
          </table:table-cell>
          <table:table-cell table:style-name="Tabella1.A1" office:value-type="string">
            <text:p text:style-name="P12"><text:span text:style-name="T15">1) </text:span><text:span text:style-name="T4">Responsabile</text:span><text:span text:style-name="T15"> del Procedimento</text:span> </text:p>
            <text:p text:style-name="P12"><text:s/>ovvero distinzione tra respons<text:span text:style-name="T6">a</text:span>bile del procedimento e del provvedimento; <text:span text:style-name="T15">s</text:span><text:span text:style-name="T8">e è la </text:span><text:span text:style-name="T2">EQ</text:span><text:span text:style-name="T8"> </text:span><text:span text:style-name="T10">responsabile del provvedimento (delega di firma)</text:span><text:span text:style-name="T8"> indicare l’attribuzione/</text:span><text:span text:style-name="T12">delega</text:span><text:span text:style-name="T8"> del Dirigente</text:span></text:p>
            <text:p text:style-name="P12"><text:span text:style-name="T15">2) </text:span><text:span text:style-name="T2"><text:s/></text:span><text:span text:style-name="T8">indicare </text:span><text:span text:style-name="T2"><text:s/>RUP delegato </text:span><text:span text:style-name="T3">per fase</text:span></text:p>
          </table:table-cell>
          <table:table-cell table:style-name="Tabella1.C1" office:value-type="string">
            <text:p text:style-name="P9"/>
          </table:table-cell>
          <table:table-cell table:style-name="Tabella1.D1" office:value-type="string">
            <text:p text:style-name="P9"/>
          </table:table-cell>
          <table:table-cell table:style-name="Tabella1.E2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9">8</text:p>
          </table:table-cell>
          <table:table-cell table:style-name="Tabella1.A1" office:value-type="string">
            <text:p text:style-name="P10">Indicazione<text:span text:style-name="T1"> misure di prevenzione </text:span><text:span text:style-name="T7">pertinenti rispetto </text:span><text:span text:style-name="T8">a</text:span><text:span text:style-name="T9">llo specifico provvedimento, ad es</text:span><text:span text:style-name="T8">:</text:span></text:p>
            <text:p text:style-name="P10"><text:span text:style-name="T8">- </text:span><text:span text:style-name="T2">conflitto di interessi</text:span><text:span text:style-name="T8"> (per il PNRR obbligatorio sempre chiedere la </text:span><text:soft-page-break/><text:span text:style-name="T8">dichiarazione)</text:span></text:p>
            <text:p text:style-name="P10"><text:span text:style-name="T8">- </text:span><text:span text:style-name="T2">obblighi di pubblicità</text:span><text:span text:style-name="T8"> ai sensi delle Delibere ANAC 2023 per contratti finiti o in corso al 31.1.2023</text:span></text:p>
            <text:p text:style-name="P5">- <text:span text:style-name="T1">obblighi di pubblicità</text:span> ai sensi del Dlvo 36/2023, art. 28</text:p>
            <text:p text:style-name="P17"><text:span text:style-name="T8"/></text:p>
            <text:p text:style-name="P16"><text:span text:style-name="T9">Qualora il provvedimento sia funzionale al raggiungimento di un obiettivo di performance, dar</text:span><text:span text:style-name="T10">e atto del rispetto delle misure di protezione </text:span><text:span text:style-name="T5">inserite nelle fasi di PIAO</text:span></text:p>
          </table:table-cell>
          <table:table-cell table:style-name="Tabella1.C1" office:value-type="string">
            <text:p text:style-name="P9"/>
          </table:table-cell>
          <table:table-cell table:style-name="Tabella1.D1" office:value-type="string">
            <text:p text:style-name="P9"/>
          </table:table-cell>
          <table:table-cell table:style-name="Tabella1.E2" office:value-type="string">
            <text:p text:style-name="P6"><text:s/></text:p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9">9</text:p>
          </table:table-cell>
          <table:table-cell table:style-name="Tabella1.A1" office:value-type="string">
            <text:p text:style-name="P9">Rispetto normativa sulla tutela della <text:span text:style-name="T1">riservatezza </text:span>laddove rilevante </text:p>
          </table:table-cell>
          <table:table-cell table:style-name="Tabella1.C1" office:value-type="string">
            <text:p text:style-name="P9"/>
          </table:table-cell>
          <table:table-cell table:style-name="Tabella1.D1" office:value-type="string">
            <text:p text:style-name="P9"/>
          </table:table-cell>
          <table:table-cell table:style-name="Tabella1.E2" office:value-type="string">
            <text:p text:style-name="P14"/>
          </table:table-cell>
        </table:table-row>
        <table:table-row table:style-name="Tabella1.1">
          <table:table-cell table:style-name="Tabella1.A1" office:value-type="string">
            <text:p text:style-name="P9">10</text:p>
          </table:table-cell>
          <table:table-cell table:style-name="Tabella1.A1" office:value-type="string">
            <text:p text:style-name="P9">Rispetto dei <text:span text:style-name="T1">tempi </text:span>e dei termini del procedimento </text:p>
          </table:table-cell>
          <table:table-cell table:style-name="Tabella1.C1" office:value-type="string">
            <text:p text:style-name="P9"/>
          </table:table-cell>
          <table:table-cell table:style-name="Tabella1.D1" office:value-type="string">
            <text:p text:style-name="P9"/>
          </table:table-cell>
          <table:table-cell table:style-name="Tabella1.E2" office:value-type="string">
            <text:p text:style-name="P14"/>
          </table:table-cell>
        </table:table-row>
        <table:table-row table:style-name="Tabella1.1">
          <table:table-cell table:style-name="Tabella1.A1" office:value-type="string">
            <text:p text:style-name="P15">11</text:p>
          </table:table-cell>
          <table:table-cell table:style-name="Tabella1.A1" office:value-type="string">
            <text:p text:style-name="P11"><text:span text:style-name="T1">Altre </text:span>annotazioni/<text:span text:style-name="T13">criticità </text:span><text:span text:style-name="T16">in merito: a. possibilità di semplificare</text:span></text:p>
            <text:p text:style-name="P18">b. possibilità di digitalizzare</text:p>
            <text:p text:style-name="P18">c. fare un focus specifico</text:p>
            <text:p text:style-name="P18">d. <text:span text:style-name="T17">pari opportunità</text:span></text:p>
            <text:p text:style-name="P19">e. accesso</text:p>
          </table:table-cell>
          <table:table-cell table:style-name="Tabella1.C1" office:value-type="string">
            <text:p text:style-name="P9"/>
          </table:table-cell>
          <table:table-cell table:style-name="Tabella1.D1" office:value-type="string">
            <text:p text:style-name="P9"/>
          </table:table-cell>
          <table:table-cell table:style-name="Tabella1.E2" office:value-type="string">
            <text:list text:style-name="L1">
              <text:list-header>
                <text:p text:style-name="P25"/>
              </text:list-header>
            </text:list>
          </table:table-cell>
        </table:table-row>
        <table:table-row table:style-name="Tabella1.1">
          <table:table-cell table:style-name="Tabella1.A4" office:value-type="string">
            <text:p text:style-name="P18">12</text:p>
          </table:table-cell>
          <table:table-cell table:style-name="Tabella1.A4" office:value-type="string">
            <text:p text:style-name="P18">ALTRO</text:p>
          </table:table-cell>
          <table:table-cell table:style-name="Tabella1.C4" office:value-type="string">
            <text:p text:style-name="P9"/>
          </table:table-cell>
          <table:table-cell table:style-name="Tabella1.D4" office:value-type="string">
            <text:p text:style-name="P9"/>
          </table:table-cell>
          <table:table-cell table:style-name="Tabella1.E2" office:value-type="string">
            <text:p text:style-name="P6"/>
            <text:p text:style-name="P6"/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3"/>
      <text:p text:style-name="P1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it" fo:country="IT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fo:color="#00000a" loext:opacity="100%" style:font-name="Times New Roman" fo:font-family="'Times New Roman'" style:font-family-generic="roman" style:font-pitch="variable" fo:font-size="12pt" fo:language="it" fo:country="I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0pt" style:font-size-asian="10pt"/>
    </style:style>
    <style:style style:name="List" style:family="paragraph" style:parent-style-name="Text_20_body" style:default-outline-level="" style:list-style-name="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center" style:justify-single-word="false" fo:orphans="0" fo:widows="0" fo:keep-with-next="always"/>
      <style:text-properties fo:font-size="14pt" fo:language="en" fo:country="US" style:font-size-asian="14pt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commento" style:display-name="Testo commento" style:family="paragraph" style:parent-style-name="Standard" style:default-outline-level="" style:list-style-name="">
      <style:text-properties fo:font-size="10pt" style:font-size-asian="10pt" style:font-size-complex="10pt"/>
    </style:style>
    <style:style style:name="Soggetto_20_commento" style:display-name="Soggetto commento" style:family="paragraph" style:parent-style-name="Testo_20_commento" style:default-outline-level="" style:list-style-name="">
      <style:text-properties fo:font-weight="bold" style:font-weight-asian="bold" style:font-weight-complex="bold"/>
    </style:style>
    <style:style style:name="Testo_20_fumetto" style:display-name="Testo fumetto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list-style-name="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Strong_20_Emphasis" style:display-name="Strong Emphasis" style:family="text">
      <style:text-properties fo:font-weight="bold" style:font-weight-asian="bold" style:font-weight-complex="bold"/>
    </style:style>
    <style:style style:name="Corpo_20_testo_20_Carattere" style:display-name="Corpo testo Carattere" style:family="text">
      <style:text-properties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Carattere_20_predefinito_20_paragrafo"/>
    <style:style style:name="Soggetto_20_commento_20_Carattere" style:display-name="Soggetto commento Carattere" style:family="text">
      <style:text-properties fo:font-weight="bold" style:font-weight-asian="bold" style:font-weight-complex="bold"/>
    </style:style>
    <style:style style:name="Testo_20_fumetto_20_Carattere" style:display-name="Testo fumetto Carattere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Titolo_20_1_20_Carattere" style:display-name="Titolo 1 Carattere" style:family="text">
      <style:text-properties fo:font-size="14pt" fo:language="en" fo:country="US" style:font-size-asian="14pt"/>
    </style:style>
    <style:style style:name="Internet_20_link" style:display-name="Internet link" style:family="text">
      <style:text-properties fo:color="#000080" loext:opacity="100%" fo:language="it" fo:country="IT" style:text-underline-style="solid" style:text-underline-width="auto" style:text-underline-color="font-color" style:language-asian="it" style:country-asian="IT" style:language-complex="it" style:country-complex="I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8-31T13:57:00</meta:creation-date>
    <meta:initial-creator>dellatorre.martino</meta:initial-creator>
    <dc:language>it-IT</dc:language>
    <meta:print-date>2024-04-15T08:57:45.332000000</meta:print-date>
    <dc:date>2024-08-21T15:40:36.367000000</dc:date>
    <meta:editing-cycles>39</meta:editing-cycles>
    <dc:title>COMUNE DI MORBEGNO</dc:title>
    <meta:editing-duration>PT4H2M33S</meta:editing-duration>
    <meta:generator>LibreOffice/7.6.4.1$Windows_X86_64 LibreOffice_project/e19e193f88cd6c0525a17fb7a176ed8e6a3e2aa1</meta:generator>
    <meta:document-statistic meta:table-count="1" meta:image-count="2" meta:object-count="0" meta:page-count="2" meta:paragraph-count="50" meta:word-count="291" meta:character-count="2032" meta:non-whitespace-character-count="1769"/>
    <meta:user-defined meta:name="AppVersion">15.0000</meta:user-defined>
  </office:meta>
</office:document-meta>
</file>